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4mm"/>
    </style:style>
    <style:style style:name="co2" style:family="table-column">
      <style:table-column-properties fo:break-before="auto" style:column-width="102.1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fo:color="#3c3c3c" style:font-name="Liberation Sans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127"/>
    <style:style style:name="ce7" style:family="table-cell" style:parent-style-name="Default" style:data-style-name="N10127">
      <style:text-properties style:font-name="Liberation Sans"/>
    </style:style>
    <style:style style:name="ce8" style:family="table-cell" style:parent-style-name="Default" style:data-style-name="N10127">
      <style:text-properties style:font-name="Liberation Sans" style:font-name-asian="Noto Sans CJK SC Regular" style:font-name-complex="FreeSans"/>
    </style:style>
    <style:style style:name="ce9" style:family="table-cell" style:parent-style-name="Default" style:data-style-name="N10125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3" table:default-cell-style-name="ce6"/>
        <table:table-column table:style-name="co3" table:default-cell-style-name="ce9"/>
        <table:table-column table:style-name="co3" table:default-cell-style-name="ce6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#events</text:p>
          </table:table-cell>
          <table:table-cell office:value-type="string" calcext:value-type="string">
            <text:p>XS</text:p>
          </table:table-cell>
          <table:table-cell office:value-type="string" calcext:value-type="string">
            <text:p>weighting</text:p>
          </table:table-cell>
          <table:table-cell office:value-type="string" calcext:value-type="string">
            <text:p>weighting on 1fb-1</text:p>
          </table:table-cell>
          <table:table-cell office:value-type="string" calcext:value-type="string">
            <text:p>boosted_dataset</text:p>
          </table:table-cell>
          <table:table-cell office:value-type="string" calcext:value-type="string">
            <text:p>globalTag</text:p>
          </table:table-cell>
          <table:table-cell office:value-type="string" calcext:value-type="string">
            <text:p>isData</text:p>
          </table:table-cell>
          <table:table-cell office:value-type="string" calcext:value-type="string">
            <text:p>generator</text:p>
          </table:table-cell>
        </table:table-row>
        <table:table-row table:style-name="ro1">
          <table:table-cell table:style-name="ce1" office:value-type="string" calcext:value-type="string">
            <text:p>ZprimeToTprimeT_TprimeToZT_Zp1500Nar_Tp800Nar_LH</text:p>
          </table:table-cell>
          <table:table-cell office:value-type="string" calcext:value-type="string">
            <text:p>/ZprimeToTprimeT_TprimeToZT_Zp1500Nar_Tp800Nar_LH_TuneCUETP8M2T4_13TeV-madgraph-pythia8_V2/RunIISummer16MiniAODv2-PUMoriond17_80X_mcRun2_asymptotic_2016_TrancheIV_v6-v2/MINIAODSIM</text:p>
          </table:table-cell>
          <table:table-cell table:style-name="ce4" office:value-type="float" office:value="246845" calcext:value-type="float">
            <text:p>246845</text:p>
          </table:table-cell>
          <table:table-cell table:style-name="ce7" office:value-type="float" office:value="19.73" calcext:value-type="float">
            <text:p>19.730000</text:p>
          </table:table-cell>
          <table:table-cell table:formula="of:=1/[.C2]" office:value-type="float" office:value="0.00000405112520002431" calcext:value-type="float">
            <text:p>0.00000405</text:p>
          </table:table-cell>
          <table:table-cell table:formula="of:=1/[.C2]*1000*[.D2]" office:value-type="float" office:value="0.0799287001964795" calcext:value-type="float">
            <text:p>0.07992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1500Wid_Tp800Nar_LH</text:p>
          </table:table-cell>
          <table:table-cell office:value-type="string" calcext:value-type="string">
            <text:p>/ZprimeToTprimeT_TprimeToZT_Zp1500WID_Tp800Nar_LH_TuneCUETP8M2T4_13TeV-madgraph-pythia8_V2/RunIISummer16MiniAODv2-PUMoriond17_80X_mcRun2_asymptotic_2016_TrancheIV_v6-v2/MINIAODSIM</text:p>
          </table:table-cell>
          <table:table-cell table:style-name="ce4" office:value-type="float" office:value="238270" calcext:value-type="float">
            <text:p>238270</text:p>
          </table:table-cell>
          <table:table-cell table:style-name="ce8" office:value-type="float" office:value="0.4715" calcext:value-type="float">
            <text:p>0.471500</text:p>
          </table:table-cell>
          <table:table-cell table:formula="of:=1/[.C3]" office:value-type="float" office:value="0.00000419691946111554" calcext:value-type="float">
            <text:p>0.00000420</text:p>
          </table:table-cell>
          <table:table-cell table:formula="of:=1/[.C3]*1000*[.D3]" office:value-type="float" office:value="0.00197884752591598" calcext:value-type="float">
            <text:p>0.00197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1500Nar_Tp1000Nar_LH</text:p>
          </table:table-cell>
          <table:table-cell office:value-type="string" calcext:value-type="string">
            <text:p>/ZprimeToTprimeT_TprimeToZT_Zp1500Nar_Tp1000Nar_LH_TuneCUETP8M2T4_13TeV-madgraph-pythia8_V2/RunIISummer16MiniAODv2-PUMoriond17_80X_mcRun2_asymptotic_2016_TrancheIV_v6-v2/MINIAODSIM</text:p>
          </table:table-cell>
          <table:table-cell table:style-name="ce4" office:value-type="float" office:value="246364" calcext:value-type="float">
            <text:p>246364</text:p>
          </table:table-cell>
          <table:table-cell table:style-name="ce8" office:value-type="float" office:value="12.93" calcext:value-type="float">
            <text:p>12.930000</text:p>
          </table:table-cell>
          <table:table-cell table:formula="of:=1/[.C4]" office:value-type="float" office:value="0.00000405903459921092" calcext:value-type="float">
            <text:p>0.00000406</text:p>
          </table:table-cell>
          <table:table-cell table:formula="of:=1/[.C4]*1000*[.D4]" office:value-type="float" office:value="0.0524833173677972" calcext:value-type="float">
            <text:p>0.05248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1500Wid_Tp1000Nar_LH</text:p>
          </table:table-cell>
          <table:table-cell office:value-type="string" calcext:value-type="string">
            <text:p>/ZprimeToTprimeT_TprimeToZT_Zp15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0766" calcext:value-type="float">
            <text:p>240766</text:p>
          </table:table-cell>
          <table:table-cell table:style-name="ce8" office:value-type="float" office:value="0.2864" calcext:value-type="float">
            <text:p>0.286400</text:p>
          </table:table-cell>
          <table:table-cell table:formula="of:=1/[.C5]" office:value-type="float" office:value="0.00000415341036525091" calcext:value-type="float">
            <text:p>0.00000415</text:p>
          </table:table-cell>
          <table:table-cell table:formula="of:=1/[.C5]*1000*[.D5]" office:value-type="float" office:value="0.00118953672860786" calcext:value-type="float">
            <text:p>0.00119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1500Nar_Tp1300Nar_LH</text:p>
          </table:table-cell>
          <table:table-cell office:value-type="string" calcext:value-type="string">
            <text:p>/ZprimeToTprimeT_TprimeToZT_Zp15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7816" calcext:value-type="float">
            <text:p>247816</text:p>
          </table:table-cell>
          <table:table-cell table:style-name="ce8" office:value-type="float" office:value="1.831" calcext:value-type="float">
            <text:p>1.831000</text:p>
          </table:table-cell>
          <table:table-cell table:formula="of:=1/[.C6]" office:value-type="float" office:value="0.00000403525196113245" calcext:value-type="float">
            <text:p>0.00000404</text:p>
          </table:table-cell>
          <table:table-cell table:formula="of:=1/[.C6]*1000*[.D6]" office:value-type="float" office:value="0.00738854634083352" calcext:value-type="float">
            <text:p>0.0073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1500Wid_Tp1300Nar_LH</text:p>
          </table:table-cell>
          <table:table-cell office:value-type="string" calcext:value-type="string">
            <text:p>/ZprimeToTprimeT_TprimeToZT_Zp1500WID_Tp1300Nar_LH_TuneCUETP8M2T4_13TeV-madgraph-pythia8_V2/RunIISummer16MiniAODv2-PUMoriond17_80X_mcRun2_asymptotic_2016_TrancheIV_v6-v2/MINIAODSIM</text:p>
          </table:table-cell>
          <table:table-cell table:style-name="ce1" office:value-type="float" office:value="243724" calcext:value-type="float">
            <text:p>243724</text:p>
          </table:table-cell>
          <table:table-cell table:style-name="ce8" office:value-type="float" office:value="0.07689" calcext:value-type="float">
            <text:p>0.076890</text:p>
          </table:table-cell>
          <table:table-cell table:formula="of:=1/[.C7]" office:value-type="float" office:value="0.00000410300175608475" calcext:value-type="float">
            <text:p>0.00000410</text:p>
          </table:table-cell>
          <table:table-cell table:formula="of:=1/[.C7]*1000*[.D7]" office:value-type="float" office:value="0.000315479805025357" calcext:value-type="float">
            <text:p>0.00031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1750Nar_Tp1300Nar_LH</text:p>
          </table:table-cell>
          <table:table-cell office:value-type="string" calcext:value-type="string">
            <text:p>/ZprimeToTprimeT_TprimeToZT_Zp1750Nar_Tp1300Nar_LH_TuneCUETP8M2T4_13TeV-madgraph-pythia8_V2/RunIISummer16MiniAODv2-PUMoriond17_80X_mcRun2_asymptotic_2016_TrancheIV_v6-v3/MINIAODSIM</text:p>
          </table:table-cell>
          <table:table-cell table:style-name="ce4" office:value-type="float" office:value="237937" calcext:value-type="float">
            <text:p>237937</text:p>
          </table:table-cell>
          <table:table-cell table:style-name="ce8" office:value-type="float" office:value="4.247" calcext:value-type="float">
            <text:p>4.247000</text:p>
          </table:table-cell>
          <table:table-cell table:formula="of:=1/[.C8]" office:value-type="float" office:value="0.000004202793176345" calcext:value-type="float">
            <text:p>0.00000420</text:p>
          </table:table-cell>
          <table:table-cell table:formula="of:=1/[.C8]*1000*[.D8]" office:value-type="float" office:value="0.0178492626199372" calcext:value-type="float">
            <text:p>0.01784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1750Wid_Tp1300Nar_LH</text:p>
          </table:table-cell>
          <table:table-cell office:value-type="string" calcext:value-type="string">
            <text:p>/ZprimeToTprimeT_TprimeToZT_Zp1750WID_Tp1300Nar_LH_TuneCUETP8M2T4_13TeV-madgraph-pythia8_V2/RunIISummer16MiniAODv2-PUMoriond17_80X_mcRun2_asymptotic_2016_TrancheIV_v6-v2/MINIAODSIM</text:p>
          </table:table-cell>
          <table:table-cell office:value-type="float" office:value="243673" calcext:value-type="float">
            <text:p>243673</text:p>
          </table:table-cell>
          <table:table-cell table:style-name="ce8" office:value-type="float" office:value="4.256" calcext:value-type="float">
            <text:p>4.256000</text:p>
          </table:table-cell>
          <table:table-cell table:formula="of:=1/[.C9]" office:value-type="float" office:value="0.00000410386050157383" calcext:value-type="float">
            <text:p>0.00000410</text:p>
          </table:table-cell>
          <table:table-cell table:formula="of:=1/[.C9]*1000*[.D9]" office:value-type="float" office:value="0.0174660302946982" calcext:value-type="float">
            <text:p>0.01746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000Nar_Tp1000Nar_LH</text:p>
          </table:table-cell>
          <table:table-cell office:value-type="string" calcext:value-type="string">
            <text:p>/ZprimeToTprimeT_TprimeToZT_Zp2000Nar_Tp1000Nar_LH_TuneCUETP8M2T4_13TeV-madgraph-pythia8_V2/RunIISummer16MiniAODv2-PUMoriond17_80X_mcRun2_asymptotic_2016_TrancheIV_v6-v2/MINIAODSIM</text:p>
          </table:table-cell>
          <table:table-cell office:value-type="float" office:value="250000" calcext:value-type="float">
            <text:p>250000</text:p>
          </table:table-cell>
          <table:table-cell office:value-type="float" office:value="5.302" calcext:value-type="float">
            <text:p>5.302000</text:p>
          </table:table-cell>
          <table:table-cell table:formula="of:=1/[.C10]" office:value-type="float" office:value="0.000004" calcext:value-type="float">
            <text:p>0.00000400</text:p>
          </table:table-cell>
          <table:table-cell table:formula="of:=1/[.C10]*1000*[.D10]" office:value-type="float" office:value="0.021208" calcext:value-type="float">
            <text:p>0.0212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000Wid_Tp1000Nar_LH</text:p>
          </table:table-cell>
          <table:table-cell office:value-type="string" calcext:value-type="string">
            <text:p>/ZprimeToTprimeT_TprimeToZT_Zp2000WID_Tp1000Nar_LH_TuneCUETP8M2T4_13TeV-madgraph-pythia8_V2/RunIISummer16MiniAODv2-PUMoriond17_80X_mcRun2_asymptotic_2016_TrancheIV_v6-v2/MINIAODSIM</text:p>
          </table:table-cell>
          <table:table-cell table:style-name="ce4" office:value-type="float" office:value="244605" calcext:value-type="float">
            <text:p>244605</text:p>
          </table:table-cell>
          <table:table-cell office:value-type="float" office:value="0.1327" calcext:value-type="float">
            <text:p>0.132700</text:p>
          </table:table-cell>
          <table:table-cell table:formula="of:=1/[.C11]" office:value-type="float" office:value="0.00000408822387113918" calcext:value-type="float">
            <text:p>0.00000409</text:p>
          </table:table-cell>
          <table:table-cell table:formula="of:=1/[.C11]*1000*[.D11]" office:value-type="float" office:value="0.00054250730770017" calcext:value-type="float">
            <text:p>0.00054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000Nar_Tp1300Nar_LH</text:p>
          </table:table-cell>
          <table:table-cell office:value-type="string" calcext:value-type="string">
            <text:p>/ZprimeToTprimeT_TprimeToZT_Zp20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6960" calcext:value-type="float">
            <text:p>246960</text:p>
          </table:table-cell>
          <table:table-cell office:value-type="float" office:value="3.444" calcext:value-type="float">
            <text:p>3.444000</text:p>
          </table:table-cell>
          <table:table-cell table:formula="of:=1/[.C12]" office:value-type="float" office:value="0.00000404923874311629" calcext:value-type="float">
            <text:p>0.00000405</text:p>
          </table:table-cell>
          <table:table-cell table:formula="of:=1/[.C12]*1000*[.D12]" office:value-type="float" office:value="0.0139455782312925" calcext:value-type="float">
            <text:p>0.01394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000Wid_Tp1300Nar_LH</text:p>
          </table:table-cell>
          <table:table-cell office:value-type="string" calcext:value-type="string">
            <text:p>/ZprimeToTprimeT_TprimeToZT_Zp20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9519" calcext:value-type="float">
            <text:p>249519</text:p>
          </table:table-cell>
          <table:table-cell office:value-type="float" office:value="0.07492" calcext:value-type="float">
            <text:p>0.074920</text:p>
          </table:table-cell>
          <table:table-cell table:formula="of:=1/[.C13]" office:value-type="float" office:value="0.00000400771083564779" calcext:value-type="float">
            <text:p>0.00000401</text:p>
          </table:table-cell>
          <table:table-cell table:formula="of:=1/[.C13]*1000*[.D13]" office:value-type="float" office:value="0.000300257695806732" calcext:value-type="float">
            <text:p>0.0003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000Nar_Tp1500Nar_LH</text:p>
          </table:table-cell>
          <table:table-cell office:value-type="string" calcext:value-type="string">
            <text:p>/ZprimeToTprimeT_TprimeToZT_Zp2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6832" calcext:value-type="float">
            <text:p>246832</text:p>
          </table:table-cell>
          <table:table-cell office:value-type="float" office:value="2.079" calcext:value-type="float">
            <text:p>2.079000</text:p>
          </table:table-cell>
          <table:table-cell table:formula="of:=1/[.C14]" office:value-type="float" office:value="0.00000405133856226097" calcext:value-type="float">
            <text:p>0.00000405</text:p>
          </table:table-cell>
          <table:table-cell table:formula="of:=1/[.C14]*1000*[.D14]" office:value-type="float" office:value="0.00842273287094056" calcext:value-type="float">
            <text:p>0.00842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000Wid_Tp1500Nar_LH</text:p>
          </table:table-cell>
          <table:table-cell office:value-type="string" calcext:value-type="string">
            <text:p>/ZprimeToTprimeT_TprimeToZT_Zp2000WID_Tp1500Nar_LH_TuneCUETP8M2T4_13TeV-madgraph-pythia8_V2/RunIISummer16MiniAODv2-PUMoriond17_80X_mcRun2_asymptotic_2016_TrancheIV_v6-v3/MINIAODSIM</text:p>
          </table:table-cell>
          <table:table-cell table:style-name="ce4" office:value-type="float" office:value="248972" calcext:value-type="float">
            <text:p>248972</text:p>
          </table:table-cell>
          <table:table-cell office:value-type="float" office:value="0.04334" calcext:value-type="float">
            <text:p>0.043340</text:p>
          </table:table-cell>
          <table:table-cell table:formula="of:=1/[.C15]" office:value-type="float" office:value="0.00000401651591343605" calcext:value-type="float">
            <text:p>0.00000402</text:p>
          </table:table-cell>
          <table:table-cell table:formula="of:=1/[.C15]*1000*[.D15]" office:value-type="float" office:value="0.000174075799688318" calcext:value-type="float">
            <text:p>0.00017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250Nar_Tp1300Nar_LH</text:p>
          </table:table-cell>
          <table:table-cell office:value-type="string" calcext:value-type="string">
            <text:p>/ZprimeToTprimeT_TprimeToZT_Zp225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5960" calcext:value-type="float">
            <text:p>245960</text:p>
          </table:table-cell>
          <table:table-cell office:value-type="float" office:value="2.307" calcext:value-type="float">
            <text:p>2.307000</text:p>
          </table:table-cell>
          <table:table-cell table:formula="of:=1/[.C16]" office:value-type="float" office:value="0.00000406570174012034" calcext:value-type="float">
            <text:p>0.00000407</text:p>
          </table:table-cell>
          <table:table-cell table:formula="of:=1/[.C16]*1000*[.D16]" office:value-type="float" office:value="0.00937957391445764" calcext:value-type="float">
            <text:p>0.00938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250Wid_Tp1300Nar_LH</text:p>
          </table:table-cell>
          <table:table-cell office:value-type="string" calcext:value-type="string">
            <text:p>/ZprimeToTprimeT_TprimeToZT_Zp225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1775" calcext:value-type="float">
            <text:p>241775</text:p>
          </table:table-cell>
          <table:table-cell office:value-type="float" office:value="1.695" calcext:value-type="float">
            <text:p>1.695000</text:p>
          </table:table-cell>
          <table:table-cell table:formula="of:=1/[.C17]" office:value-type="float" office:value="0.00000413607693103092" calcext:value-type="float">
            <text:p>0.00000414</text:p>
          </table:table-cell>
          <table:table-cell table:formula="of:=1/[.C17]*1000*[.D17]" office:value-type="float" office:value="0.00701065039809741" calcext:value-type="float">
            <text:p>0.0070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250Nar_Tp1500Nar_LH</text:p>
          </table:table-cell>
          <table:table-cell office:value-type="string" calcext:value-type="string">
            <text:p>/ZprimeToTprimeT_TprimeToZT_Zp22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2410" calcext:value-type="float">
            <text:p>242410</text:p>
          </table:table-cell>
          <table:table-cell office:value-type="float" office:value="2.315" calcext:value-type="float">
            <text:p>2.315000</text:p>
          </table:table-cell>
          <table:table-cell table:formula="of:=1/[.C18]" office:value-type="float" office:value="0.00000412524235798853" calcext:value-type="float">
            <text:p>0.00000413</text:p>
          </table:table-cell>
          <table:table-cell table:formula="of:=1/[.C18]*1000*[.D18]" office:value-type="float" office:value="0.00954993605874345" calcext:value-type="float">
            <text:p>0.00955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250Wid_Tp1500Nar_LH</text:p>
          </table:table-cell>
          <table:table-cell office:value-type="string" calcext:value-type="string">
            <text:p>/ZprimeToTprimeT_TprimeToZT_Zp22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5420" calcext:value-type="float">
            <text:p>245420</text:p>
          </table:table-cell>
          <table:table-cell office:value-type="float" office:value="1.696" calcext:value-type="float">
            <text:p>1.696000</text:p>
          </table:table-cell>
          <table:table-cell table:formula="of:=1/[.C19]" office:value-type="float" office:value="0.00000407464754298753" calcext:value-type="float">
            <text:p>0.00000407</text:p>
          </table:table-cell>
          <table:table-cell table:formula="of:=1/[.C19]*1000*[.D19]" office:value-type="float" office:value="0.00691060223290685" calcext:value-type="float">
            <text:p>0.00691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500Nar_Tp1300Nar_LH</text:p>
          </table:table-cell>
          <table:table-cell office:value-type="string" calcext:value-type="string">
            <text:p>/ZprimeToTprimeT_TprimeToZT_Zp2500Nar_Tp1300Nar_LH_TuneCUETP8M2T4_13TeV-madgraph-pythia8_V2/RunIISummer16MiniAODv2-PUMoriond17_80X_mcRun2_asymptotic_2016_TrancheIV_v6-v2/MINIAODSIM</text:p>
          </table:table-cell>
          <table:table-cell table:style-name="ce4" office:value-type="float" office:value="246856" calcext:value-type="float">
            <text:p>246856</text:p>
          </table:table-cell>
          <table:table-cell office:value-type="float" office:value="1.456" calcext:value-type="float">
            <text:p>1.456000</text:p>
          </table:table-cell>
          <table:table-cell table:formula="of:=1/[.C20]" office:value-type="float" office:value="0.00000405094468029945" calcext:value-type="float">
            <text:p>0.00000405</text:p>
          </table:table-cell>
          <table:table-cell table:formula="of:=1/[.C20]*1000*[.D20]" office:value-type="float" office:value="0.00589817545451599" calcext:value-type="float">
            <text:p>0.00589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500Wid_Tp1300Nar_LH</text:p>
          </table:table-cell>
          <table:table-cell office:value-type="string" calcext:value-type="string">
            <text:p>/ZprimeToTprimeT_TprimeToZT_Zp2500WID_Tp1300Nar_LH_TuneCUETP8M2T4_13TeV-madgraph-pythia8_V2/RunIISummer16MiniAODv2-PUMoriond17_80X_mcRun2_asymptotic_2016_TrancheIV_v6-v2/MINIAODSIM</text:p>
          </table:table-cell>
          <table:table-cell table:style-name="ce4" office:value-type="float" office:value="246560" calcext:value-type="float">
            <text:p>246560</text:p>
          </table:table-cell>
          <table:table-cell office:value-type="float" office:value="0.03652" calcext:value-type="float">
            <text:p>0.036520</text:p>
          </table:table-cell>
          <table:table-cell table:formula="of:=1/[.C21]" office:value-type="float" office:value="0.00000405580791693705" calcext:value-type="float">
            <text:p>0.00000406</text:p>
          </table:table-cell>
          <table:table-cell table:formula="of:=1/[.C21]*1000*[.D21]" office:value-type="float" office:value="0.000148118105126541" calcext:value-type="float">
            <text:p>0.00014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500Nar_Tp1500Nar_LH</text:p>
          </table:table-cell>
          <table:table-cell office:value-type="string" calcext:value-type="string">
            <text:p>/ZprimeToTprimeT_TprimeToZT_Zp25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3280" calcext:value-type="float">
            <text:p>233280</text:p>
          </table:table-cell>
          <table:table-cell office:value-type="float" office:value="1.172" calcext:value-type="float">
            <text:p>1.172000</text:p>
          </table:table-cell>
          <table:table-cell table:formula="of:=1/[.C22]" office:value-type="float" office:value="0.00000428669410150892" calcext:value-type="float">
            <text:p>0.00000429</text:p>
          </table:table-cell>
          <table:table-cell table:formula="of:=1/[.C22]*1000*[.D22]" office:value-type="float" office:value="0.00502400548696845" calcext:value-type="float">
            <text:p>0.00502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500Wid_Tp1500Nar_LH</text:p>
          </table:table-cell>
          <table:table-cell office:value-type="string" calcext:value-type="string">
            <text:p>/ZprimeToTprimeT_TprimeToZT_Zp25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7744" calcext:value-type="float">
            <text:p>247744</text:p>
          </table:table-cell>
          <table:table-cell office:value-type="float" office:value="0.02684" calcext:value-type="float">
            <text:p>0.026840</text:p>
          </table:table-cell>
          <table:table-cell table:formula="of:=1/[.C23]" office:value-type="float" office:value="0.00000403642469646086" calcext:value-type="float">
            <text:p>0.00000404</text:p>
          </table:table-cell>
          <table:table-cell table:formula="of:=1/[.C23]*1000*[.D23]" office:value-type="float" office:value="0.00010833763885301" calcext:value-type="float">
            <text:p>0.00010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500Nar_Tp1800Nar_LH</text:p>
          </table:table-cell>
          <table:table-cell office:value-type="string" calcext:value-type="string">
            <text:p>/ZprimeToTprimeT_TprimeToZT_Zp25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6728" calcext:value-type="float">
            <text:p>246728</text:p>
          </table:table-cell>
          <table:table-cell office:value-type="float" office:value="0.7136" calcext:value-type="float">
            <text:p>0.713600</text:p>
          </table:table-cell>
          <table:table-cell table:formula="of:=1/[.C24]" office:value-type="float" office:value="0.00000405304626957621" calcext:value-type="float">
            <text:p>0.00000405</text:p>
          </table:table-cell>
          <table:table-cell table:formula="of:=1/[.C24]*1000*[.D24]" office:value-type="float" office:value="0.00289225381796959" calcext:value-type="float">
            <text:p>0.00289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500Wid_Tp1800Nar_LH</text:p>
          </table:table-cell>
          <table:table-cell office:value-type="string" calcext:value-type="string">
            <text:p>/ZprimeToTprimeT_TprimeToZT_Zp2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37291" calcext:value-type="float">
            <text:p>237291</text:p>
          </table:table-cell>
          <table:table-cell office:value-type="float" office:value="0.01451" calcext:value-type="float">
            <text:p>0.014510</text:p>
          </table:table-cell>
          <table:table-cell table:formula="of:=1/[.C25]" office:value-type="float" office:value="0.00000421423484245083" calcext:value-type="float">
            <text:p>0.00000421</text:p>
          </table:table-cell>
          <table:table-cell table:formula="of:=1/[.C25]*1000*[.D25]" office:value-type="float" office:value="0.0000611485475639615" calcext:value-type="float">
            <text:p>0.00006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750Nar_Tp1500Nar_LH</text:p>
          </table:table-cell>
          <table:table-cell office:value-type="string" calcext:value-type="string">
            <text:p>/ZprimeToTprimeT_TprimeToZT_Zp2750Nar_Tp1500Nar_LH_TuneCUETP8M2T4_13TeV-madgraph-pythia8_V2/RunIISummer16MiniAODv2-PUMoriond17_80X_mcRun2_asymptotic_2016_TrancheIV_v6-v2/MINIAODSIM</text:p>
          </table:table-cell>
          <table:table-cell table:style-name="ce4" office:value-type="float" office:value="246356" calcext:value-type="float">
            <text:p>246356</text:p>
          </table:table-cell>
          <table:table-cell office:value-type="float" office:value="0.7609" calcext:value-type="float">
            <text:p>0.760900</text:p>
          </table:table-cell>
          <table:table-cell table:formula="of:=1/[.C26]" office:value-type="float" office:value="0.00000405916640958613" calcext:value-type="float">
            <text:p>0.00000406</text:p>
          </table:table-cell>
          <table:table-cell table:formula="of:=1/[.C26]*1000*[.D26]" office:value-type="float" office:value="0.00308861972105408" calcext:value-type="float">
            <text:p>0.0030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2750Wid_Tp1500Nar_LH</text:p>
          </table:table-cell>
          <table:table-cell office:value-type="string" calcext:value-type="string">
            <text:p>/ZprimeToTprimeT_TprimeToZT_Zp275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6915" calcext:value-type="float">
            <text:p>246915</text:p>
          </table:table-cell>
          <table:table-cell office:value-type="float" office:value="0.7649" calcext:value-type="float">
            <text:p>0.764900</text:p>
          </table:table-cell>
          <table:table-cell table:formula="of:=1/[.C27]" office:value-type="float" office:value="0.0000040499767126339" calcext:value-type="float">
            <text:p>0.00000405</text:p>
          </table:table-cell>
          <table:table-cell table:formula="of:=1/[.C27]*1000*[.D27]" office:value-type="float" office:value="0.00309782718749367" calcext:value-type="float">
            <text:p>0.00309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000Nar_Tp1500Nar_LH</text:p>
          </table:table-cell>
          <table:table-cell office:value-type="string" calcext:value-type="string">
            <text:p>/ZprimeToTprimeT_TprimeToZT_Zp3000Nar_Tp1500Nar_LH_TuneCUETP8M2T4_13TeV-madgraph-pythia8_V2/RunIISummer16MiniAODv2-PUMoriond17_80X_mcRun2_asymptotic_2016_TrancheIV_v6-v2/MINIAODSIM</text:p>
          </table:table-cell>
          <table:table-cell table:style-name="ce4" office:value-type="float" office:value="233500" calcext:value-type="float">
            <text:p>233500</text:p>
          </table:table-cell>
          <table:table-cell office:value-type="float" office:value="0.4788" calcext:value-type="float">
            <text:p>0.478800</text:p>
          </table:table-cell>
          <table:table-cell table:formula="of:=1/[.C28]" office:value-type="float" office:value="0.00000428265524625268" calcext:value-type="float">
            <text:p>0.00000428</text:p>
          </table:table-cell>
          <table:table-cell table:formula="of:=1/[.C28]*1000*[.D28]" office:value-type="float" office:value="0.00205053533190578" calcext:value-type="float">
            <text:p>0.00205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000Wid_Tp1500Nar_LH</text:p>
          </table:table-cell>
          <table:table-cell office:value-type="string" calcext:value-type="string">
            <text:p>/ZprimeToTprimeT_TprimeToZT_Zp3000WID_Tp1500Nar_LH_TuneCUETP8M2T4_13TeV-madgraph-pythia8_V2/RunIISummer16MiniAODv2-PUMoriond17_80X_mcRun2_asymptotic_2016_TrancheIV_v6-v2/MINIAODSIM</text:p>
          </table:table-cell>
          <table:table-cell table:style-name="ce4" office:value-type="float" office:value="242300" calcext:value-type="float">
            <text:p>242300</text:p>
          </table:table-cell>
          <table:table-cell office:value-type="float" office:value="0.01294" calcext:value-type="float">
            <text:p>0.012940</text:p>
          </table:table-cell>
          <table:table-cell table:formula="of:=1/[.C29]" office:value-type="float" office:value="0.00000412711514651259" calcext:value-type="float">
            <text:p>0.00000413</text:p>
          </table:table-cell>
          <table:table-cell table:formula="of:=1/[.C29]*1000*[.D29]" office:value-type="float" office:value="0.0000534048699958729" calcext:value-type="float">
            <text:p>0.00005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000Nar_Tp1800Nar_LH</text:p>
          </table:table-cell>
          <table:table-cell office:value-type="string" calcext:value-type="string">
            <text:p>/ZprimeToTprimeT_TprimeToZT_Zp3000Nar_Tp1800Nar_LH_TuneCUETP8M2T4_13TeV-madgraph-pythia8_V2/RunIISummer16MiniAODv2-PUMoriond17_80X_mcRun2_asymptotic_2016_TrancheIV_v6-v2/MINIAODSIM</text:p>
          </table:table-cell>
          <table:table-cell table:style-name="ce4" office:value-type="float" office:value="243392" calcext:value-type="float">
            <text:p>243392</text:p>
          </table:table-cell>
          <table:table-cell office:value-type="float" office:value="0.3673" calcext:value-type="float">
            <text:p>0.367300</text:p>
          </table:table-cell>
          <table:table-cell table:formula="of:=1/[.C30]" office:value-type="float" office:value="0.00000410859847488825" calcext:value-type="float">
            <text:p>0.00000411</text:p>
          </table:table-cell>
          <table:table-cell table:formula="of:=1/[.C30]*1000*[.D30]" office:value-type="float" office:value="0.00150908821982645" calcext:value-type="float">
            <text:p>0.00150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000Wid_Tp1800Nar_LH</text:p>
          </table:table-cell>
          <table:table-cell office:value-type="string" calcext:value-type="string">
            <text:p>/ZprimeToTprimeT_TprimeToZT_Zp30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4247" calcext:value-type="float">
            <text:p>244247</text:p>
          </table:table-cell>
          <table:table-cell office:value-type="float" office:value="0.008574" calcext:value-type="float">
            <text:p>0.008574</text:p>
          </table:table-cell>
          <table:table-cell table:formula="of:=1/[.C31]" office:value-type="float" office:value="0.00000409421610091424" calcext:value-type="float">
            <text:p>0.00000409</text:p>
          </table:table-cell>
          <table:table-cell table:formula="of:=1/[.C31]*1000*[.D31]" office:value-type="float" office:value="0.0000351038088492387" calcext:value-type="float">
            <text:p>0.00003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000Nar_Tp2100Nar_LH</text:p>
          </table:table-cell>
          <table:table-cell office:value-type="string" calcext:value-type="string">
            <text:p>/ZprimeToTprimeT_TprimeToZT_Zp3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9704" calcext:value-type="float">
            <text:p>249704</text:p>
          </table:table-cell>
          <table:table-cell office:value-type="float" office:value="0.2483" calcext:value-type="float">
            <text:p>0.248300</text:p>
          </table:table-cell>
          <table:table-cell table:formula="of:=1/[.C32]" office:value-type="float" office:value="0.00000400474161407106" calcext:value-type="float">
            <text:p>0.00000400</text:p>
          </table:table-cell>
          <table:table-cell table:formula="of:=1/[.C32]*1000*[.D32]" office:value-type="float" office:value="0.000994377342773844" calcext:value-type="float">
            <text:p>0.00099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000Wid_Tp2100Nar_LH</text:p>
          </table:table-cell>
          <table:table-cell office:value-type="string" calcext:value-type="string">
            <text:p>/ZprimeToTprimeT_TprimeToZT_Zp3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9530" calcext:value-type="float">
            <text:p>249530</text:p>
          </table:table-cell>
          <table:table-cell office:value-type="float" office:value="0.005022" calcext:value-type="float">
            <text:p>0.005022</text:p>
          </table:table-cell>
          <table:table-cell table:formula="of:=1/[.C33]" office:value-type="float" office:value="0.00000400753416422875" calcext:value-type="float">
            <text:p>0.00000401</text:p>
          </table:table-cell>
          <table:table-cell table:formula="of:=1/[.C33]*1000*[.D33]" office:value-type="float" office:value="0.0000201258365727568" calcext:value-type="float">
            <text:p>0.00002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500Nar_Tp1800Nar_LH</text:p>
          </table:table-cell>
          <table:table-cell office:value-type="string" calcext:value-type="string">
            <text:p>/ZprimeToTprimeT_TprimeToZT_Zp3500Nar_Tp1800Nar_LH_TuneCUETP8M2T4_13TeV-madgraph-pythia8_V2/RunIISummer16MiniAODv2-PUMoriond17_80X_mcRun2_asymptotic_2016_TrancheIV_v6-v3/MINIAODSIM</text:p>
          </table:table-cell>
          <table:table-cell table:style-name="ce4" office:value-type="float" office:value="249670" calcext:value-type="float">
            <text:p>249670</text:p>
          </table:table-cell>
          <table:table-cell office:value-type="float" office:value="0.156" calcext:value-type="float">
            <text:p>0.156000</text:p>
          </table:table-cell>
          <table:table-cell table:formula="of:=1/[.C34]" office:value-type="float" office:value="0.00000400528697881203" calcext:value-type="float">
            <text:p>0.00000401</text:p>
          </table:table-cell>
          <table:table-cell table:formula="of:=1/[.C34]*1000*[.D34]" office:value-type="float" office:value="0.000624824768694677" calcext:value-type="float">
            <text:p>0.00062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500Wid_Tp1800Nar_LH</text:p>
          </table:table-cell>
          <table:table-cell office:value-type="string" calcext:value-type="string">
            <text:p>/ZprimeToTprimeT_TprimeToZT_Zp3500WID_Tp1800Nar_LH_TuneCUETP8M2T4_13TeV-madgraph-pythia8_V2/RunIISummer16MiniAODv2-PUMoriond17_80X_mcRun2_asymptotic_2016_TrancheIV_v6-v2/MINIAODSIM</text:p>
          </table:table-cell>
          <table:table-cell table:style-name="ce4" office:value-type="float" office:value="244113" calcext:value-type="float">
            <text:p>244113</text:p>
          </table:table-cell>
          <table:table-cell office:value-type="float" office:value="0.004276" calcext:value-type="float">
            <text:p>0.004276</text:p>
          </table:table-cell>
          <table:table-cell table:formula="of:=1/[.C35]" office:value-type="float" office:value="0.00000409646352304056" calcext:value-type="float">
            <text:p>0.00000410</text:p>
          </table:table-cell>
          <table:table-cell table:formula="of:=1/[.C35]*1000*[.D35]" office:value-type="float" office:value="0.0000175164780245214" calcext:value-type="float">
            <text:p>0.000018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500Nar_Tp2100Nar_LH</text:p>
          </table:table-cell>
          <table:table-cell table:style-name="ce1" office:value-type="string" calcext:value-type="string">
            <text:p>/ZprimeToTprimeT_TprimeToZT_Zp3500Nar_Tp2100Nar_LH_TuneCUETP8M2T4_13TeV-madgraph-pythia8_V2/RunIISummer16MiniAODv2-PUMoriond17_80X_mcRun2_asymptotic_2016_TrancheIV_v6-v2/MINIAODSIM</text:p>
          </table:table-cell>
          <table:table-cell table:style-name="ce5" office:value-type="float" office:value="250000" calcext:value-type="float">
            <text:p>250000</text:p>
          </table:table-cell>
          <table:table-cell office:value-type="float" office:value="0.1223" calcext:value-type="float">
            <text:p>0.122300</text:p>
          </table:table-cell>
          <table:table-cell table:formula="of:=1/[.C36]" office:value-type="float" office:value="0.000004" calcext:value-type="float">
            <text:p>0.00000400</text:p>
          </table:table-cell>
          <table:table-cell table:formula="of:=1/[.C36]*1000*[.D36]" office:value-type="float" office:value="0.0004892" calcext:value-type="float">
            <text:p>0.00048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500Wid_Tp2100Nar_LH</text:p>
          </table:table-cell>
          <table:table-cell office:value-type="string" calcext:value-type="string">
            <text:p>/ZprimeToTprimeT_TprimeToZT_Zp35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7192" calcext:value-type="float">
            <text:p>247192</text:p>
          </table:table-cell>
          <table:table-cell office:value-type="float" office:value="0.002908" calcext:value-type="float">
            <text:p>0.002908</text:p>
          </table:table-cell>
          <table:table-cell table:formula="of:=1/[.C37]" office:value-type="float" office:value="0.00000404543836370109" calcext:value-type="float">
            <text:p>0.00000405</text:p>
          </table:table-cell>
          <table:table-cell table:formula="of:=1/[.C37]*1000*[.D37]" office:value-type="float" office:value="0.0000117641347616428" calcext:value-type="float">
            <text:p>0.0000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500Nar_Tp2500Nar_LH</text:p>
          </table:table-cell>
          <table:table-cell table:style-name="ce3" office:value-type="string" calcext:value-type="string">
            <text:p>/ZprimeToTprimeT_TprimeToZT_Zp35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8038" calcext:value-type="float">
            <text:p>248038</text:p>
          </table:table-cell>
          <table:table-cell office:value-type="float" office:value="0.07688" calcext:value-type="float">
            <text:p>0.076880</text:p>
          </table:table-cell>
          <table:table-cell table:formula="of:=1/[.C38]" office:value-type="float" office:value="0.00000403164031317782" calcext:value-type="float">
            <text:p>0.00000403</text:p>
          </table:table-cell>
          <table:table-cell table:formula="of:=1/[.C38]*1000*[.D38]" office:value-type="float" office:value="0.000309952507277111" calcext:value-type="float">
            <text:p>0.00031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3500Wid_Tp2500Nar_LH</text:p>
          </table:table-cell>
          <table:table-cell table:style-name="ce3" office:value-type="string" calcext:value-type="string">
            <text:p>/ZprimeToTprimeT_TprimeToZT_Zp3500WID_Tp2500Nar_LH_TuneCUETP8M2T4_13TeV-madgraph-pythia8_V2/RunIISummer16MiniAODv2-PUMoriond17_80X_mcRun2_asymptotic_2016_TrancheIV_v6-v2/MINIAODSIM</text:p>
          </table:table-cell>
          <table:table-cell table:style-name="ce4" office:value-type="float" office:value="238575" calcext:value-type="float">
            <text:p>238575</text:p>
          </table:table-cell>
          <table:table-cell office:value-type="float" office:value="0.001521" calcext:value-type="float">
            <text:p>0.001521</text:p>
          </table:table-cell>
          <table:table-cell table:formula="of:=1/[.C39]" office:value-type="float" office:value="0.00000419155401865242" calcext:value-type="float">
            <text:p>0.00000419</text:p>
          </table:table-cell>
          <table:table-cell table:formula="of:=1/[.C39]*1000*[.D39]" office:value-type="float" office:value="0.00000637535366237032" calcext:value-type="float">
            <text:p>0.000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4000Nar_Tp2100Nar_LH</text:p>
          </table:table-cell>
          <table:table-cell office:value-type="string" calcext:value-type="string">
            <text:p>/ZprimeToTprimeT_TprimeToZT_Zp4000Nar_Tp2100Nar_LH_TuneCUETP8M2T4_13TeV-madgraph-pythia8_V2/RunIISummer16MiniAODv2-PUMoriond17_80X_mcRun2_asymptotic_2016_TrancheIV_v6-v2/MINIAODSIM</text:p>
          </table:table-cell>
          <table:table-cell table:style-name="ce4" office:value-type="float" office:value="248308" calcext:value-type="float">
            <text:p>248308</text:p>
          </table:table-cell>
          <table:table-cell office:value-type="float" office:value="0.05284" calcext:value-type="float">
            <text:p>0.052840</text:p>
          </table:table-cell>
          <table:table-cell table:formula="of:=1/[.C40]" office:value-type="float" office:value="0.00000402725647180115" calcext:value-type="float">
            <text:p>0.00000403</text:p>
          </table:table-cell>
          <table:table-cell table:formula="of:=1/[.C40]*1000*[.D40]" office:value-type="float" office:value="0.000212800231969973" calcext:value-type="float">
            <text:p>0.00021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4000Wid_Tp2100Nar_LH</text:p>
          </table:table-cell>
          <table:table-cell office:value-type="string" calcext:value-type="string">
            <text:p>/ZprimeToTprimeT_TprimeToZT_Zp4000WID_Tp2100Nar_LH_TuneCUETP8M2T4_13TeV-madgraph-pythia8_V2/RunIISummer16MiniAODv2-PUMoriond17_80X_mcRun2_asymptotic_2016_TrancheIV_v6-v2/MINIAODSIM</text:p>
          </table:table-cell>
          <table:table-cell table:style-name="ce4" office:value-type="float" office:value="248377" calcext:value-type="float">
            <text:p>248377</text:p>
          </table:table-cell>
          <table:table-cell office:value-type="float" office:value="0.001533" calcext:value-type="float">
            <text:p>0.001533</text:p>
          </table:table-cell>
          <table:table-cell table:formula="of:=1/[.C41]" office:value-type="float" office:value="0.00000402613768585658" calcext:value-type="float">
            <text:p>0.00000403</text:p>
          </table:table-cell>
          <table:table-cell table:formula="of:=1/[.C41]*1000*[.D41]" office:value-type="float" office:value="0.00000617206907241814" calcext:value-type="float">
            <text:p>0.00000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4000Nar_Tp2500Nar_LH</text:p>
          </table:table-cell>
          <table:table-cell office:value-type="string" calcext:value-type="string">
            <text:p>/ZprimeToTprimeT_TprimeToZT_Zp4000Nar_Tp2500Nar_LH_TuneCUETP8M2T4_13TeV-madgraph-pythia8_V2/RunIISummer16MiniAODv2-PUMoriond17_80X_mcRun2_asymptotic_2016_TrancheIV_v6-v2/MINIAODSIM</text:p>
          </table:table-cell>
          <table:table-cell table:style-name="ce4" office:value-type="float" office:value="244709" calcext:value-type="float">
            <text:p>244709</text:p>
          </table:table-cell>
          <table:table-cell office:value-type="float" office:value="0.03903" calcext:value-type="float">
            <text:p>0.039030</text:p>
          </table:table-cell>
          <table:table-cell table:formula="of:=1/[.C42]" office:value-type="float" office:value="0.00000408648639813002" calcext:value-type="float">
            <text:p>0.00000409</text:p>
          </table:table-cell>
          <table:table-cell table:formula="of:=1/[.C42]*1000*[.D42]" office:value-type="float" office:value="0.000159495564119015" calcext:value-type="float">
            <text:p>0.000159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4000Wid_Tp2500Nar_LH</text:p>
          </table:table-cell>
          <table:table-cell office:value-type="string" calcext:value-type="string">
            <text:p>/ZprimeToTprimeT_TprimeToZT_Zp4000WID_Tp2500Nar_LH_TuneCUETP8M2T4_13TeV-madgraph-pythia8_V2/RunIISummer16MiniAODv2-PUMoriond17_80X_mcRun2_asymptotic_2016_TrancheIV_v6-v2/MINIAODSIM</text:p>
          </table:table-cell>
          <table:table-cell table:style-name="ce4" office:value-type="float" office:value="240860" calcext:value-type="float">
            <text:p>240860</text:p>
          </table:table-cell>
          <table:table-cell office:value-type="float" office:value="0.0009173" calcext:value-type="float">
            <text:p>0.000917</text:p>
          </table:table-cell>
          <table:table-cell table:formula="of:=1/[.C43]" office:value-type="float" office:value="0.00000415178942124056" calcext:value-type="float">
            <text:p>0.00000415</text:p>
          </table:table-cell>
          <table:table-cell table:formula="of:=1/[.C43]*1000*[.D43]" office:value-type="float" office:value="0.00000380843643610396" calcext:value-type="float">
            <text:p>0.00000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4000Nar_Tp3000Nar_LH</text:p>
          </table:table-cell>
          <table:table-cell office:value-type="string" calcext:value-type="string">
            <text:p>/ZprimeToTprimeT_TprimeToZT_Zp4000Nar_Tp3000Nar_LH_TuneCUETP8M2T4_13TeV-madgraph-pythia8_V2/RunIISummer16MiniAODv2-PUMoriond17_80X_mcRun2_asymptotic_2016_TrancheIV_v6-v2/MINIAODSIM</text:p>
          </table:table-cell>
          <table:table-cell table:style-name="ce4" office:value-type="float" office:value="235310" calcext:value-type="float">
            <text:p>235310</text:p>
          </table:table-cell>
          <table:table-cell office:value-type="float" office:value="0.02199" calcext:value-type="float">
            <text:p>0.021990</text:p>
          </table:table-cell>
          <table:table-cell table:formula="of:=1/[.C44]" office:value-type="float" office:value="0.00000424971314436276" calcext:value-type="float">
            <text:p>0.00000425</text:p>
          </table:table-cell>
          <table:table-cell table:formula="of:=1/[.C44]*1000*[.D44]" office:value-type="float" office:value="0.000093451192044537" calcext:value-type="float">
            <text:p>0.00009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>
          <table:table-cell table:style-name="ce1" office:value-type="string" calcext:value-type="string">
            <text:p>ZprimeToTprimeT_TprimeToZT_Zp4000Wid_Tp3000Nar_LH</text:p>
          </table:table-cell>
          <table:table-cell office:value-type="string" calcext:value-type="string">
            <text:p>/ZprimeToTprimeT_TprimeToZT_Zp4000WID_Tp3000Nar_LH_TuneCUETP8M2T4_13TeV-madgraph-pythia8_V2/RunIISummer16MiniAODv2-PUMoriond17_80X_mcRun2_asymptotic_2016_TrancheIV_v6-v2/MINIAODSIM</text:p>
          </table:table-cell>
          <table:table-cell table:style-name="ce4" office:value-type="float" office:value="250000" calcext:value-type="float">
            <text:p>250000</text:p>
          </table:table-cell>
          <table:table-cell office:value-type="float" office:value="0.0004115" calcext:value-type="float">
            <text:p>0.000412</text:p>
          </table:table-cell>
          <table:table-cell table:formula="of:=1/[.C45]" office:value-type="float" office:value="0.000004" calcext:value-type="float">
            <text:p>0.00000400</text:p>
          </table:table-cell>
          <table:table-cell table:formula="of:=1/[.C45]*1000*[.D45]" office:value-type="float" office:value="0.000001646" calcext:value-type="float">
            <text:p>0.00000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80X_mcRun2_asymptotic_2016_TrancheIV_v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adGraph</text:p>
          </table:table-cell>
        </table:table-row>
        <table:table-row table:style-name="ro1" table:number-rows-repeated="104853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121" number:language="en" number:country="US">
      <number:number number:decimal-places="7" loext:min-decimal-places="7" number:min-integer-digits="1"/>
    </number:number-style>
    <number:number-style style:name="N10122" number:language="en" number:country="US">
      <number:number number:decimal-places="0" loext:min-decimal-places="0" number:min-integer-digits="8"/>
    </number:number-style>
    <number:number-style style:name="N10123" number:language="en" number:country="US">
      <number:number number:decimal-places="2" loext:min-decimal-places="2" number:min-integer-digits="8"/>
    </number:number-style>
    <number:number-style style:name="N10124" number:language="en" number:country="US">
      <number:number number:decimal-places="6" loext:min-decimal-places="6" number:min-integer-digits="0"/>
    </number:number-style>
    <number:number-style style:name="N10125" number:language="en" number:country="US">
      <number:number number:decimal-places="8" loext:min-decimal-places="8" number:min-integer-digits="1"/>
    </number:number-style>
    <number:number-style style:name="N10126" number:language="en" number:country="US">
      <number:number number:decimal-places="4" loext:min-decimal-places="4" number:min-integer-digits="1"/>
    </number:number-style>
    <number:number-style style:name="N10127" number:language="en" number:country="US">
      <number:number number:decimal-places="6" loext:min-decimal-places="6" number:min-integer-digits="1"/>
    </number:number-style>
    <number:number-style style:name="N10128" number:language="en" number:country="US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.00.0000</text:date>, <text:time style:data-style-name="N2" text:time-value="19:30:12.38842218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7:13:21.997877853</meta:creation-date>
    <dc:date>2018-04-23T19:30:32.606181183</dc:date>
    <meta:editing-duration>P8DT4H18M2S</meta:editing-duration>
    <meta:editing-cycles>30</meta:editing-cycles>
    <meta:generator>LibreOffice/5.1.6.2$Linux_X86_64 LibreOffice_project/10m0$Build-2</meta:generator>
    <meta:document-statistic meta:table-count="1" meta:cell-count="450" meta:object-count="0"/>
  </office:meta>
</office:document-meta>
</file>